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0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1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2" style:family="paragraph" style:parent-style-name="Standard">
      <style:text-properties officeooo:rsid="004302ef" officeooo:paragraph-rsid="004302ef"/>
    </style:style>
    <style:style style:name="P13" style:family="paragraph" style:parent-style-name="Table_20_Contents">
      <style:text-properties officeooo:rsid="0037c81c" officeooo:paragraph-rsid="0037c81c"/>
    </style:style>
    <style:style style:name="P14" style:family="paragraph" style:parent-style-name="Table_20_Contents">
      <style:text-properties officeooo:rsid="0037c81c" officeooo:paragraph-rsid="003c3022"/>
    </style:style>
    <style:style style:name="P15" style:family="paragraph" style:parent-style-name="Table_20_Contents">
      <style:text-properties officeooo:rsid="0038911d" officeooo:paragraph-rsid="0038911d"/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Standard" style:list-style-name="WW8Num2">
      <style:text-properties officeooo:paragraph-rsid="008ec01f"/>
    </style:style>
    <style:style style:name="P19" style:family="paragraph" style:parent-style-name="Standard" style:list-style-name="WW8Num2">
      <style:text-properties fo:font-weight="normal" officeooo:rsid="0029bf4d" officeooo:paragraph-rsid="008ec01f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2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268bab" officeooo:paragraph-rsid="0066d774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37c81c" officeooo:paragraph-rsid="0037c81c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38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4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41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42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43" style:family="paragraph" style:parent-style-name="Standard" style:list-style-name="WW8Num2">
      <style:text-properties officeooo:rsid="0029bf4d" officeooo:paragraph-rsid="008ec01f"/>
    </style:style>
    <style:style style:name="P44" style:family="paragraph" style:parent-style-name="Standard" style:list-style-name="WW8Num2">
      <style:text-properties officeooo:rsid="002cb336" officeooo:paragraph-rsid="008ec01f"/>
    </style:style>
    <style:style style:name="P45" style:family="paragraph" style:parent-style-name="Standard" style:list-style-name="WW8Num3">
      <style:text-properties officeooo:paragraph-rsid="00122177"/>
    </style:style>
    <style:style style:name="P46" style:family="paragraph" style:parent-style-name="Standard" style:list-style-name="WW8Num3">
      <style:text-properties officeooo:paragraph-rsid="001176ed"/>
    </style:style>
    <style:style style:name="P47" style:family="paragraph" style:parent-style-name="Standard" style:list-style-name="WW8Num3">
      <style:text-properties officeooo:rsid="00122177" officeooo:paragraph-rsid="00122177"/>
    </style:style>
    <style:style style:name="P48" style:family="paragraph" style:parent-style-name="Standard" style:list-style-name="L3">
      <style:text-properties officeooo:paragraph-rsid="0014ad49"/>
    </style:style>
    <style:style style:name="P49" style:family="paragraph" style:parent-style-name="Standard" style:list-style-name="L3">
      <style:text-properties officeooo:rsid="003e9a16" officeooo:paragraph-rsid="003e9a16"/>
    </style:style>
    <style:style style:name="P50" style:family="paragraph" style:parent-style-name="Standard" style:list-style-name="L3">
      <style:text-properties officeooo:rsid="003e9a16" officeooo:paragraph-rsid="00777d94"/>
    </style:style>
    <style:style style:name="P51" style:family="paragraph" style:parent-style-name="Standard" style:list-style-name="L3">
      <style:text-properties officeooo:rsid="001a4008" officeooo:paragraph-rsid="003e9a16"/>
    </style:style>
    <style:style style:name="P52" style:family="paragraph" style:parent-style-name="Standard" style:list-style-name="L3">
      <style:text-properties officeooo:rsid="001c0015" officeooo:paragraph-rsid="001c0015"/>
    </style:style>
    <style:style style:name="P53" style:family="paragraph" style:parent-style-name="Standard" style:list-style-name="L3">
      <style:text-properties officeooo:rsid="001c0015" officeooo:paragraph-rsid="004ea70a"/>
    </style:style>
    <style:style style:name="P54" style:family="paragraph" style:parent-style-name="Standard" style:list-style-name="L3">
      <style:text-properties officeooo:rsid="00209aed" officeooo:paragraph-rsid="00209aed"/>
    </style:style>
    <style:style style:name="P55" style:family="paragraph" style:parent-style-name="Standard" style:list-style-name="L3">
      <style:text-properties officeooo:rsid="004302ef" officeooo:paragraph-rsid="004302ef"/>
    </style:style>
    <style:style style:name="P56" style:family="paragraph" style:parent-style-name="Standard" style:list-style-name="L4">
      <style:text-properties officeooo:rsid="004302ef" officeooo:paragraph-rsid="004302ef"/>
    </style:style>
    <style:style style:name="P57" style:family="paragraph" style:parent-style-name="Standard" style:list-style-name="L4">
      <style:text-properties officeooo:rsid="004302ef" officeooo:paragraph-rsid="00459a91"/>
    </style:style>
    <style:style style:name="P58" style:family="paragraph" style:parent-style-name="Standard" style:list-style-name="L4">
      <style:text-properties officeooo:rsid="004302ef" officeooo:paragraph-rsid="0044c1b5"/>
    </style:style>
    <style:style style:name="P59" style:family="paragraph" style:parent-style-name="Standard" style:list-style-name="L4">
      <style:text-properties officeooo:rsid="004302ef" officeooo:paragraph-rsid="00471253"/>
    </style:style>
    <style:style style:name="P60" style:family="paragraph" style:parent-style-name="Standard" style:list-style-name="L4">
      <style:text-properties officeooo:rsid="00474863" officeooo:paragraph-rsid="00474863"/>
    </style:style>
    <style:style style:name="P61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62" style:family="paragraph" style:parent-style-name="Text_20_body" style:list-style-name="L1">
      <style:text-properties officeooo:rsid="001011a1" officeooo:paragraph-rsid="007f1808"/>
    </style:style>
    <style:style style:name="P63" style:family="paragraph" style:parent-style-name="Text_20_body" style:list-style-name="L2">
      <style:text-properties officeooo:rsid="00520377" officeooo:paragraph-rsid="00520377"/>
    </style:style>
    <style:style style:name="P64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65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66" style:family="paragraph" style:parent-style-name="Text_20_body" style:list-style-name="L9">
      <style:text-properties fo:font-weight="normal" officeooo:rsid="0083a5b2" officeooo:paragraph-rsid="00871459" style:font-weight-asian="normal" style:font-weight-complex="normal"/>
    </style:style>
    <style:style style:name="P67" style:family="paragraph" style:parent-style-name="Text_20_body" style:list-style-name="L9">
      <style:text-properties fo:font-weight="normal" officeooo:rsid="0085065b" officeooo:paragraph-rsid="00871459" style:font-weight-asian="normal" style:font-weight-complex="normal"/>
    </style:style>
    <style:style style:name="P68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69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70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71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72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73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74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75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76" style:family="paragraph" style:parent-style-name="Text_20_body">
      <style:text-properties officeooo:rsid="00a21249" officeooo:paragraph-rsid="00a21249"/>
    </style:style>
    <style:style style:name="P77" style:family="paragraph" style:parent-style-name="Text_20_body" style:list-style-name="L12">
      <style:text-properties officeooo:paragraph-rsid="00a21249"/>
    </style:style>
    <style:style style:name="P78" style:family="paragraph" style:parent-style-name="Heading_20_1">
      <style:text-properties officeooo:paragraph-rsid="00594363"/>
    </style:style>
    <style:style style:name="P7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2">
      <style:text-properties fo:font-weight="bold" style:font-weight-asian="bold" style:font-weight-complex="bold"/>
    </style:style>
    <style:style style:name="P82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60e7d1" style:font-weight-asian="bold" style:font-weight-complex="bold"/>
    </style:style>
    <style:style style:name="T19" style:family="text">
      <style:text-properties fo:font-weight="bold" officeooo:rsid="0068d232" style:font-weight-asian="bold" style:font-weight-complex="bold"/>
    </style:style>
    <style:style style:name="T20" style:family="text">
      <style:text-properties fo:font-weight="bold" officeooo:rsid="00777d94" style:font-weight-asian="bold" style:font-weight-complex="bold"/>
    </style:style>
    <style:style style:name="T21" style:family="text">
      <style:text-properties fo:font-weight="bold" officeooo:rsid="007a72a4" style:font-weight-asian="bold" style:font-weight-complex="bold"/>
    </style:style>
    <style:style style:name="T22" style:family="text">
      <style:text-properties fo:font-weight="bold" officeooo:rsid="0084d870" style:font-weight-asian="bold" style:font-weight-complex="bold"/>
    </style:style>
    <style:style style:name="T23" style:family="text">
      <style:text-properties fo:font-weight="bold" officeooo:rsid="009085ea" style:font-weight-asian="bold" style:font-weight-complex="bold"/>
    </style:style>
    <style:style style:name="T24" style:family="text">
      <style:text-properties fo:font-weight="bold" officeooo:rsid="0090cc8d" style:font-weight-asian="bold" style:font-weight-complex="bold"/>
    </style:style>
    <style:style style:name="T25" style:family="text">
      <style:text-properties fo:font-weight="bold" officeooo:rsid="007f1808" style:font-weight-asian="bold" style:font-weight-complex="bold"/>
    </style:style>
    <style:style style:name="T26" style:family="text">
      <style:text-properties fo:font-weight="bold" officeooo:rsid="009520b9" style:font-weight-asian="bold" style:font-weight-complex="bold"/>
    </style:style>
    <style:style style:name="T27" style:family="text">
      <style:text-properties fo:font-weight="bold" officeooo:rsid="009601b8" style:font-weight-asian="bold" style:font-weight-complex="bold"/>
    </style:style>
    <style:style style:name="T28" style:family="text">
      <style:text-properties fo:font-weight="bold" officeooo:rsid="009b0449" style:font-weight-asian="bold" style:font-weight-complex="bold"/>
    </style:style>
    <style:style style:name="T29" style:family="text">
      <style:text-properties fo:font-weight="bold" officeooo:rsid="009c60a0" style:font-weight-asian="bold" style:font-weight-complex="bold"/>
    </style:style>
    <style:style style:name="T30" style:family="text">
      <style:text-properties fo:font-weight="bold" officeooo:rsid="009cd51e" style:font-weight-asian="bold" style:font-weight-complex="bold"/>
    </style:style>
    <style:style style:name="T31" style:family="text">
      <style:text-properties fo:font-weight="bold" officeooo:rsid="009de386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176ed" style:font-weight-asian="normal" style:font-weight-complex="normal"/>
    </style:style>
    <style:style style:name="T34" style:family="text">
      <style:text-properties fo:font-weight="normal" officeooo:rsid="0014ad49" style:font-weight-asian="normal" style:font-weight-complex="normal"/>
    </style:style>
    <style:style style:name="T35" style:family="text">
      <style:text-properties fo:font-weight="normal" officeooo:rsid="00122177" style:font-weight-asian="normal" style:font-weight-complex="normal"/>
    </style:style>
    <style:style style:name="T36" style:family="text">
      <style:text-properties fo:font-weight="normal" officeooo:rsid="00192732" style:font-weight-asian="normal" style:font-weight-complex="normal"/>
    </style:style>
    <style:style style:name="T37" style:family="text">
      <style:text-properties fo:font-weight="normal" officeooo:rsid="001a82c1" style:font-weight-asian="normal" style:font-weight-complex="normal"/>
    </style:style>
    <style:style style:name="T38" style:family="text">
      <style:text-properties fo:font-weight="normal" officeooo:rsid="001de2dd" style:font-weight-asian="normal" style:font-weight-complex="normal"/>
    </style:style>
    <style:style style:name="T39" style:family="text">
      <style:text-properties fo:font-weight="normal" officeooo:rsid="002297c9" style:font-weight-asian="normal" style:font-weight-complex="normal"/>
    </style:style>
    <style:style style:name="T40" style:family="text">
      <style:text-properties fo:font-weight="normal" officeooo:rsid="0022fe75" style:font-weight-asian="normal" style:font-weight-complex="normal"/>
    </style:style>
    <style:style style:name="T41" style:family="text">
      <style:text-properties fo:font-weight="normal" officeooo:rsid="00268bab" style:font-weight-asian="normal" style:font-weight-complex="normal"/>
    </style:style>
    <style:style style:name="T42" style:family="text">
      <style:text-properties fo:font-weight="normal" officeooo:rsid="00285a01" style:font-weight-asian="normal" style:font-weight-complex="normal"/>
    </style:style>
    <style:style style:name="T43" style:family="text">
      <style:text-properties fo:font-weight="normal" officeooo:rsid="00322aa9" style:font-weight-asian="normal" style:font-weight-complex="normal"/>
    </style:style>
    <style:style style:name="T44" style:family="text">
      <style:text-properties fo:font-weight="normal" officeooo:rsid="00323689" style:font-weight-asian="normal" style:font-weight-complex="normal"/>
    </style:style>
    <style:style style:name="T45" style:family="text">
      <style:text-properties fo:font-weight="normal" officeooo:rsid="003c8362" style:font-weight-asian="normal" style:font-weight-complex="normal"/>
    </style:style>
    <style:style style:name="T46" style:family="text">
      <style:text-properties fo:font-weight="normal" officeooo:rsid="003e9a16" style:font-weight-asian="normal" style:font-weight-complex="normal"/>
    </style:style>
    <style:style style:name="T47" style:family="text">
      <style:text-properties fo:font-weight="normal" officeooo:rsid="0044c1b5" style:font-weight-asian="normal" style:font-weight-complex="normal"/>
    </style:style>
    <style:style style:name="T48" style:family="text">
      <style:text-properties fo:font-weight="normal" officeooo:rsid="004302ef" style:font-weight-asian="normal" style:font-weight-complex="normal"/>
    </style:style>
    <style:style style:name="T49" style:family="text">
      <style:text-properties fo:font-weight="normal" officeooo:rsid="00471253" style:font-weight-asian="normal" style:font-weight-complex="normal"/>
    </style:style>
    <style:style style:name="T50" style:family="text">
      <style:text-properties fo:font-weight="normal" officeooo:rsid="0048cd16" style:font-weight-asian="normal" style:font-weight-complex="normal"/>
    </style:style>
    <style:style style:name="T51" style:family="text">
      <style:text-properties fo:font-weight="normal" officeooo:rsid="004a88a4" style:font-weight-asian="normal" style:font-weight-complex="normal"/>
    </style:style>
    <style:style style:name="T52" style:family="text">
      <style:text-properties fo:font-weight="normal" officeooo:rsid="004beee7" style:font-weight-asian="normal" style:font-weight-complex="normal"/>
    </style:style>
    <style:style style:name="T53" style:family="text">
      <style:text-properties fo:font-weight="normal" officeooo:rsid="004dac6e" style:font-weight-asian="normal" style:font-weight-complex="normal"/>
    </style:style>
    <style:style style:name="T54" style:family="text">
      <style:text-properties fo:font-weight="normal" officeooo:rsid="004ea70a" style:font-weight-asian="normal" style:font-weight-complex="normal"/>
    </style:style>
    <style:style style:name="T55" style:family="text">
      <style:text-properties fo:font-weight="normal" officeooo:rsid="00607f49" style:font-weight-asian="normal" style:font-weight-complex="normal"/>
    </style:style>
    <style:style style:name="T56" style:family="text">
      <style:text-properties fo:font-weight="normal" officeooo:rsid="00777d94" style:font-weight-asian="normal" style:font-weight-complex="normal"/>
    </style:style>
    <style:style style:name="T57" style:family="text">
      <style:text-properties officeooo:rsid="001011a1"/>
    </style:style>
    <style:style style:name="T58" style:family="text">
      <style:text-properties officeooo:rsid="00102f77"/>
    </style:style>
    <style:style style:name="T59" style:family="text">
      <style:text-properties officeooo:rsid="0011305f"/>
    </style:style>
    <style:style style:name="T60" style:family="text">
      <style:text-properties officeooo:rsid="001176ed"/>
    </style:style>
    <style:style style:name="T61" style:family="text">
      <style:text-properties officeooo:rsid="0014ad49"/>
    </style:style>
    <style:style style:name="T62" style:family="text">
      <style:text-properties officeooo:rsid="00177bb0"/>
    </style:style>
    <style:style style:name="T63" style:family="text">
      <style:text-properties officeooo:rsid="0022fe75"/>
    </style:style>
    <style:style style:name="T64" style:family="text">
      <style:text-properties officeooo:rsid="00268bab"/>
    </style:style>
    <style:style style:name="T65" style:family="text">
      <style:text-properties officeooo:rsid="00122177"/>
    </style:style>
    <style:style style:name="T66" style:family="text">
      <style:text-properties officeooo:rsid="00285a01"/>
    </style:style>
    <style:style style:name="T67" style:family="text">
      <style:text-properties officeooo:rsid="003bbf33"/>
    </style:style>
    <style:style style:name="T68" style:family="text">
      <style:text-properties officeooo:rsid="003c3022"/>
    </style:style>
    <style:style style:name="T69" style:family="text">
      <style:text-properties officeooo:rsid="0041deb7"/>
    </style:style>
    <style:style style:name="T70" style:family="text">
      <style:text-properties officeooo:rsid="0052adb4"/>
    </style:style>
    <style:style style:name="T71" style:family="text">
      <style:text-properties officeooo:rsid="0055727f"/>
    </style:style>
    <style:style style:name="T72" style:family="text">
      <style:text-properties officeooo:rsid="005e5762"/>
    </style:style>
    <style:style style:name="T73" style:family="text">
      <style:text-properties officeooo:rsid="0060e7d1"/>
    </style:style>
    <style:style style:name="T74" style:family="text">
      <style:text-properties officeooo:rsid="0068d232"/>
    </style:style>
    <style:style style:name="T75" style:family="text">
      <style:text-properties officeooo:rsid="0071373a"/>
    </style:style>
    <style:style style:name="T76" style:family="text">
      <style:text-properties officeooo:rsid="00744b17"/>
    </style:style>
    <style:style style:name="T77" style:family="text">
      <style:text-properties officeooo:rsid="00784d74"/>
    </style:style>
    <style:style style:name="T78" style:family="text">
      <style:text-properties officeooo:rsid="007d1894"/>
    </style:style>
    <style:style style:name="T79" style:family="text">
      <style:text-properties officeooo:rsid="00800ad5"/>
    </style:style>
    <style:style style:name="T80" style:family="text">
      <style:text-properties officeooo:rsid="00813b62"/>
    </style:style>
    <style:style style:name="T81" style:family="text">
      <style:text-properties officeooo:rsid="00860717"/>
    </style:style>
    <style:style style:name="T82" style:family="text">
      <style:text-properties officeooo:rsid="007e2fb1"/>
    </style:style>
    <style:style style:name="T83" style:family="text">
      <style:text-properties officeooo:rsid="0083694a"/>
    </style:style>
    <style:style style:name="T84" style:family="text">
      <style:text-properties officeooo:rsid="00894e33"/>
    </style:style>
    <style:style style:name="T85" style:family="text">
      <style:text-properties officeooo:rsid="008a349d"/>
    </style:style>
    <style:style style:name="T86" style:family="text">
      <style:text-properties officeooo:rsid="0085065b"/>
    </style:style>
    <style:style style:name="T87" style:family="text">
      <style:text-properties officeooo:rsid="00868024"/>
    </style:style>
    <style:style style:name="T88" style:family="text">
      <style:text-properties officeooo:rsid="008b0016"/>
    </style:style>
    <style:style style:name="T89" style:family="text">
      <style:text-properties officeooo:rsid="008c94d2"/>
    </style:style>
    <style:style style:name="T90" style:family="text">
      <style:text-properties officeooo:rsid="008ddee7"/>
    </style:style>
    <style:style style:name="T91" style:family="text">
      <style:text-properties officeooo:rsid="0089f7f3"/>
    </style:style>
    <style:style style:name="T92" style:family="text">
      <style:text-properties officeooo:rsid="008b4a64"/>
    </style:style>
    <style:style style:name="T93" style:family="text">
      <style:text-properties officeooo:rsid="008de301"/>
    </style:style>
    <style:style style:name="T94" style:family="text">
      <style:text-properties officeooo:rsid="002cb66c"/>
    </style:style>
    <style:style style:name="T95" style:family="text">
      <style:text-properties officeooo:rsid="002b6923"/>
    </style:style>
    <style:style style:name="T96" style:family="text">
      <style:text-properties officeooo:rsid="009085ea"/>
    </style:style>
    <style:style style:name="T97" style:family="text">
      <style:text-properties officeooo:rsid="0090cc8d"/>
    </style:style>
    <style:style style:name="T98" style:family="text">
      <style:text-properties officeooo:rsid="007f1808"/>
    </style:style>
    <style:style style:name="T99" style:family="text">
      <style:text-properties officeooo:rsid="0097d770"/>
    </style:style>
    <style:style style:name="T100" style:family="text">
      <style:text-properties officeooo:rsid="0099bcdd"/>
    </style:style>
    <style:style style:name="T101" style:family="text">
      <style:text-properties officeooo:rsid="009de386"/>
    </style:style>
    <style:style style:name="T102" style:family="text">
      <style:text-properties officeooo:rsid="00a2124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tab/></text:p>
      <text:p text:style-name="P1"/>
      <text:p text:style-name="P1"><text:span text:style-name="T62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8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195_159447762" text:style-name="Index_20_Link" text:visited-style-name="Index_20_Link">Общее описание<text:tab/>3</text:a></text:p>
          <text:p text:style-name="P17"><text:a xlink:type="simple" xlink:href="#__RefHeading___Toc654_111683930" text:style-name="Index_20_Link" text:visited-style-name="Index_20_Link">Конфигурационный файл сервера<text:tab/>3</text:a></text:p>
          <text:p text:style-name="P17"><text:a xlink:type="simple" xlink:href="#__RefHeading___Toc650_111683930" text:style-name="Index_20_Link" text:visited-style-name="Index_20_Link">Доступные каналы для управления IoT сервером<text:tab/>3</text:a></text:p>
          <text:p text:style-name="P17"><text:a xlink:type="simple" xlink:href="#__RefHeading___Toc197_159447762" text:style-name="Index_20_Link" text:visited-style-name="Index_20_Link">Описание протокола<text:tab/>3</text:a></text:p>
          <text:p text:style-name="P17"><text:a xlink:type="simple" xlink:href="#__RefHeading___Toc633_1510394967" text:style-name="Index_20_Link" text:visited-style-name="Index_20_Link">Базовые типы сообщений<text:tab/>3</text:a></text:p>
          <text:p text:style-name="P17"><text:a xlink:type="simple" xlink:href="#__RefHeading___Toc652_111683930" text:style-name="Index_20_Link" text:visited-style-name="Index_20_Link">Команды серверу<text:tab/>4</text:a></text:p>
          <text:p text:style-name="P16"><text:a xlink:type="simple" xlink:href="#__RefHeading___Toc635_1510394967" text:style-name="Index_20_Link" text:visited-style-name="Index_20_Link">Общее<text:tab/>4</text:a></text:p>
          <text:p text:style-name="P16"><text:a xlink:type="simple" xlink:href="#__RefHeading___Toc637_1510394967" text:style-name="Index_20_Link" text:visited-style-name="Index_20_Link">Подключение/отключение устройств<text:tab/>4</text:a></text:p>
          <text:p text:style-name="P16"><text:a xlink:type="simple" xlink:href="#__RefHeading___Toc639_1510394967" text:style-name="Index_20_Link" text:visited-style-name="Index_20_Link">Управление конфигурацией устройств<text:tab/>4</text:a></text:p>
          <text:p text:style-name="P16"><text:a xlink:type="simple" xlink:href="#__RefHeading___Toc641_1510394967" text:style-name="Index_20_Link" text:visited-style-name="Index_20_Link">Управление хранилищами для данных сенсоров<text:tab/>5</text:a></text:p>
          <text:p text:style-name="P16"><text:a xlink:type="simple" xlink:href="#__RefHeading___Toc643_1510394967" text:style-name="Index_20_Link" text:visited-style-name="Index_20_Link">Обработка данных<text:tab/>6</text:a></text:p>
          <text:p text:style-name="P16"><text:a xlink:type="simple" xlink:href="#__RefHeading___Toc748_957435578" text:style-name="Index_20_Link" text:visited-style-name="Index_20_Link">Уведомления от сервера клиенту<text:tab/>6</text:a></text:p>
          <text:p text:style-name="P17"><text:a xlink:type="simple" xlink:href="#__RefHeading___Toc645_1510394967" text:style-name="Index_20_Link" text:visited-style-name="Index_20_Link">Поддерживаемые внешние IoT сервисы<text:tab/>7</text:a></text:p>
          <text:p text:style-name="P17"><text:a xlink:type="simple" xlink:href="#__RefHeading___Toc647_1510394967" text:style-name="Index_20_Link" text:visited-style-name="Index_20_Link">Обработка данных на языке javascript<text:tab/>7</text:a></text:p>
          <text:p text:style-name="P16"><text:a xlink:type="simple" xlink:href="#__RefHeading___Toc1063_3042225372" text:style-name="Index_20_Link" text:visited-style-name="Index_20_Link">Объект script<text:tab/>7</text:a></text:p>
          <text:p text:style-name="P16"><text:a xlink:type="simple" xlink:href="#__RefHeading___Toc1065_3042225372" text:style-name="Index_20_Link" text:visited-style-name="Index_20_Link">Объект script.sensorsDatabase<text:tab/>8</text:a></text:p>
        </text:index-body>
      </text:table-of-content>
      <text:h text:style-name="P79" text:outline-level="1"/>
      <text:h text:style-name="P8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2">сервер для автономного сбора данных с устройств IoT и управления этими устройствами, а также</text:span> протокол взаимодействия <text:span text:style-name="T57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8">ini-</text:span>файле /etc/<text:span text:style-name="T58">wliotproxyd</text:span>.ini. <text:span text:style-name="T78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2561806856" text:style-name="L1">
        <text:list-item>
          <text:p text:style-name="P62">Локальный UNIX-сокет "/tmp/wliotproxyd"</text:p>
        </text:list-item>
        <text:list-item>
          <text:p text:style-name="P62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35331321" text:style-name="WW8Num2">
        <text:list-item>
          <text:p text:style-name="P18"><text:span text:style-name="T59">Клиент взаимодействует с IoT сервером</text:span> путем двухстороннего обмена сообщениями. Каждое сообщение — строка <text:span text:style-name="T92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93">байтом</text:span> с <text:span text:style-name="T94">десятичным </text:span>кодом 10 (<text:span text:style-name="T93">символ перевода строки, "</text:span>\n<text:span text:style-name="T69">"</text:span> <text:span text:style-name="T69">в языке С</text:span>).</text:p>
        </text:list-item>
        <text:list-item>
          <text:p text:style-name="P18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93">байтом</text:span> с <text:span text:style-name="T94">десятичным </text:span>кодом 124 <text:span text:style-name="T93">(символ "</text:span>|<text:span text:style-name="T69">")</text:span>.<text:line-break/><text:span text:style-name="T94">Пример сообщения:</text:span><text:line-break/><text:span text:style-name="T1">info|Argument 1|Argument 2|Argument 3\n</text:span></text:p>
        </text:list-item>
        <text:list-item>
          <text:p text:style-name="P19">Для экранирования служебных символов в сообщении используется <text:span text:style-name="T94">байт с десятичным кодом 92</text:span> <text:span text:style-name="T94">(</text:span>символ обратной косой черты "\"<text:span text:style-name="T94">)</text:span>. Экранирование символов производится по следующим правилам:</text:p>
          <text:list>
            <text:list-item>
              <text:p text:style-name="P19">Символ "\" экранируется им же. В сообщении — "\\".</text:p>
            </text:list-item>
            <text:list-item>
              <text:p text:style-name="P19">Символ "|" экранируется как "\|".</text:p>
            </text:list-item>
            <text:list-item>
              <text:p text:style-name="P19">Символ перевода строки заменяется экранированной буквой "n" (<text:span text:style-name="T94">десятичный код 110</text:span>). В сообщении — "\n".</text:p>
            </text:list-item>
            <text:list-item>
              <text:p text:style-name="P43">Символ с кодом 0 заменяется на экранированный "0" <text:span text:style-name="T94">(десятичный код 48)</text:span>. В сообщении — "\0".</text:p>
            </text:list-item>
            <text:list-item>
              <text:p text:style-name="P43">Произвольный байт данных может быть записан как \xHH, где HH — шестнадцатеричный код символа <text:span text:style-name="T95">в нижнем или верхнем регистре</text:span>. Пример — "\x2f". <text:span text:style-name="T95">Если шестнадцатеричный код не распознан, символ игнорируется.</text:span></text:p>
            </text:list-item>
            <text:list-item>
              <text:p text:style-name="P44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359381324" text:style-name="WW8Num3">
        <text:list-item>
          <text:p text:style-name="P45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47"><text:soft-page-break/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61">команд.</text:span></text:p>
        </text:list-item>
        <text:list-item>
          <text:p text:style-name="P46">Сообщение синхронизации. Заголовок — <text:span text:style-name="T1">sync</text:span>. Предназначено для уведомления <text:span text:style-name="T59">клиента</text:span> о том, что <text:span text:style-name="T59">сервер</text:span> находится в рабочем состоянии. Используется для безопасного синхронного вызова функций. Аргументы отсутствуют. <text:span text:style-name="T59">Сервер</text:span> по окончании выполнения долж<text:span text:style-name="T60">ен</text:span> вернуть сообщение с заголовком <text:span text:style-name="T1">ok</text:span><text:span text:style-name="T32"> </text:span><text:span text:style-name="T51">или </text:span><text:span text:style-name="T14">err</text:span><text:span text:style-name="T33">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3076148076" text:style-name="L2">
        <text:list-item>
          <text:p text:style-name="P63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64">Идентификация на сервере. Заголовок — <text:span text:style-name="T1">identify</text:span>. Сервер возвращает уникальный идентификатор <text:span text:style-name="T76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1123479161" text:style-name="L3">
        <text:list-item>
          <text:p text:style-name="P48"><text:span text:style-name="T59">Перечисление всех имеющихся в системе TTY устройств. Заголовок — </text:span><text:span text:style-name="T3">list_tty</text:span><text:span text:style-name="T59">. Аргументы отсутствуют. Список устройств передается на клиент сообщениями </text:span><text:span text:style-name="T2">cmdata</text:span><text:span text:style-name="T35">, </text:span><text:span text:style-name="T34">содержащими следующие аргументы: имя порта, серийный номер, производитель, </text:span><text:span text:style-name="T44">usb vendor id (число), usb product id (число)</text:span><text:span text:style-name="T34">. </text:span><text:span text:style-name="T36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49"><text:span text:style-name="T36">И</text:span><text:span text:style-name="T32">дентификация TTY устройства. Заголовок — </text:span><text:span text:style-name="T1">indentify_tty</text:span><text:span text:style-name="T32">. Аргумент — имя порта</text:span><text:span text:style-name="T37">. В случае успешной идентификации </text:span><text:span text:style-name="T51">клиенту в ответ возвращаются </text:span><text:span text:style-name="T37">идентификатор устройства и имя устройства </text:span><text:span text:style-name="T51">(в ответном </text:span><text:span text:style-name="T14">ok</text:span><text:span text:style-name="T51"> сообщении)</text:span><text:span text:style-name="T37">.</text:span></text:p>
        </text:list-item>
        <text:list-item>
          <text:p text:style-name="P50"><text:span text:style-name="T36">И</text:span><text:span text:style-name="T37">дентификация T</text:span><text:span text:style-name="T56">CP</text:span><text:span text:style-name="T37"> устройства. Заголовок — </text:span><text:span text:style-name="T4">indentify_</text:span><text:span text:style-name="T20">tcp</text:span><text:span text:style-name="T37">. Аргумент — </text:span><text:span text:style-name="T56">IP адрес или имя хоста</text:span><text:span text:style-name="T37">. В случае успешной идентификации </text:span><text:span text:style-name="T51">клиенту в ответ возвращаются </text:span><text:span text:style-name="T37">идентификатор устройства и имя устройства </text:span><text:span text:style-name="T51">(в ответном </text:span><text:span text:style-name="T14">ok</text:span><text:span text:style-name="T51"> сообщении)</text:span><text:span text:style-name="T37">.</text:span></text:p>
        </text:list-item>
        <text:list-item>
          <text:p text:style-name="P51"><text:span text:style-name="T46">Перечисление идентифицированных устройств</text:span><text:span text:style-name="T37">. Заголовок — </text:span><text:span text:style-name="T10">list_identified</text:span><text:span text:style-name="T37">. Аргумент</text:span><text:span text:style-name="T46">ы отсутствуют</text:span><text:span text:style-name="T37">. </text:span><text:span text:style-name="T46">Н</text:span><text:span text:style-name="T37">а клиент переда</text:span><text:span text:style-name="T53">ю</text:span><text:span text:style-name="T37">тся сообщени</text:span><text:span text:style-name="T53">я</text:span><text:span text:style-name="T37"> </text:span><text:span text:style-name="T4">cmdata</text:span><text:span text:style-name="T37"> с</text:span><text:span text:style-name="T46">о следующими</text:span><text:span text:style-name="T37"> аргументами</text:span><text:span text:style-name="T46">:</text:span><text:span text:style-name="T37"> идентификатор устройства, имя устройства, </text:span><text:span text:style-name="T46">тип соединения (tty, tcp и т. д.), порт или сетевой адрес устройства</text:span><text:span text:style-name="T37">.</text:span></text:p>
        </text:list-item>
        <text:list-item>
          <text:p text:style-name="P52"><text:span text:style-name="T37">П</text:span><text:span text:style-name="T32">еречисление </text:span><text:span text:style-name="T41">датчиков</text:span><text:span text:style-name="T32"> устройства. Заголовок — </text:span><text:span text:style-name="T1">list_sensors</text:span><text:span text:style-name="T32">. Агрумент — идентификатор </text:span><text:span text:style-name="T42">или имя</text:span><text:span text:style-name="T32"> устройства. </text:span><text:span text:style-name="T38">Список портов передается на клиент </text:span><text:span text:style-name="T54">в ответном </text:span><text:span text:style-name="T16">ok</text:span><text:span text:style-name="T54"> сообщении</text:span><text:span text:style-name="T38">, содержащим аргумент — xml описание сенсоров.</text:span></text:p>
        </text:list-item>
        <text:list-item>
          <text:p text:style-name="P53"><text:span text:style-name="T45">Запрос описания интерфейса управления</text:span><text:span text:style-name="T38">. Заголовок — </text:span><text:span text:style-name="T5">list_</text:span><text:span text:style-name="T9">controls</text:span><text:span text:style-name="T38">. Агрумент — идентификатор </text:span><text:span text:style-name="T42">или имя</text:span><text:span text:style-name="T38"> устройства. </text:span><text:span text:style-name="T45">Описание интерфейса управления передается </text:span><text:span text:style-name="T38">на клиент </text:span><text:span text:style-name="T54">в ответном </text:span><text:span text:style-name="T16">ok</text:span><text:span text:style-name="T54"> сообщении</text:span><text:span text:style-name="T38">, содержащим аргумент — xml описание </text:span><text:span text:style-name="T45">интерфейса управления</text:span><text:span text:style-name="T38">.</text:span></text:p>
        </text:list-item>
        <text:list-item>
          <text:p text:style-name="P54"><text:span text:style-name="T32">Отправка команды устройству. Заголовок — </text:span><text:span text:style-name="T1">exec_command</text:span><text:span text:style-name="T32">. Аргументы — идентификатор </text:span><text:span text:style-name="T42">или имя</text:span><text:span text:style-name="T32"> устройства, флаг ожидания сообщения </text:span><text:span text:style-name="T1">sync </text:span><text:span text:style-name="T32">(0 — </text:span><text:span text:style-name="T39">не дожидаться ответа устройства</text:span><text:span text:style-name="T32">, 1 — </text:span><text:span text:style-name="T39">ожидать ответ устройства, использовать сообщение </text:span><text:span text:style-name="T6">sync</text:span><text:span text:style-name="T39">, </text:span><text:span text:style-name="T43">по-умолчанию 1</text:span><text:span text:style-name="T32">), команда, далее аргументы команды. </text:span><text:span text:style-name="T40">В случае ожидания возвращаемого значения на клиент </text:span><text:span text:style-name="T52">в аргументах сообщения </text:span><text:span text:style-name="T15">ok</text:span><text:span text:style-name="T52"> будут переданы аргументы, возвращенные устройством</text:span><text:span text:style-name="T40">.</text:span></text:p>
        </text:list-item>
        <text:list-item>
          <text:p text:style-name="P55"><text:span text:style-name="T32">Управление конфигурацией устройств. Заголовок — </text:span><text:span text:style-name="T1">devices_config</text:span><text:span text:style-name="T32">. Содержит вложенные команды. Управление конфигурацией устройств подробно описано ниже. </text:span><text:span text:style-name="T55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0"/>
      <text:h text:style-name="P81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12"><text:span text:style-name="T32">Управление конфигурацией устройств на сервере производится с помощью сообщения с заголовком </text:span><text:span text:style-name="T1">devices_config</text:span><text:span text:style-name="T32">. Аргументы сообщения содержат вложенную команду и ее собственные аргументы. Пример:</text:span></text:p>
      <text:p text:style-name="P10">"devices_config|get_tty_by_port_name\n"</text:p>
      <text:p text:style-name="P10">Ниже приведено описание доступных команд.</text:p>
      <text:list xml:id="list2313183498" text:style-name="L4">
        <text:list-item>
          <text:p text:style-name="P56"><text:span text:style-name="T32">Запрос списка фильтров tty устройств по имени порта. Команда — </text:span><text:span text:style-name="T1">get_tty_by_port_name</text:span><text:span text:style-name="T32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57"><text:span text:style-name="T32">Установка списка фильтров tty устройств по имени порта. Команда — </text:span><text:span text:style-name="T1">set_tty_by_port_name</text:span><text:span text:style-name="T32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58"><text:span text:style-name="T32">Запрос списка фильтров tty устройств по </text:span><text:span text:style-name="T47">VIP и PID USB устройства (для преобразователей USB-COM)</text:span><text:span text:style-name="T32">. Команда — </text:span><text:span text:style-name="T1">get_tty_by_</text:span><text:span text:style-name="T11">vid_pid</text:span><text:span text:style-name="T32">. Аргументы отсутствуют. Возвращает список фильтров по </text:span><text:span text:style-name="T47">VID и PID USB устройства, разделенных запятой</text:span><text:span text:style-name="T32">. </text:span><text:span text:style-name="T47">Каждый фильтр — пара VID:PID или только VID, все в нижнем регистре.</text:span><text:span text:style-name="T32"> Пример:<text:line-break/>"</text:span><text:span text:style-name="T47">1111:2222,3333,4444:5555</text:span><text:span text:style-name="T32">"</text:span></text:p>
        </text:list-item>
        <text:list-item>
          <text:p text:style-name="P57"><text:span text:style-name="T32">Установка списка фильтров tty устройств по </text:span><text:span text:style-name="T47">VIP и PID USB устройства</text:span><text:span text:style-name="T32">. Команда — </text:span><text:span text:style-name="T1">set_tty_by_</text:span><text:span text:style-name="T12">vid_pid</text:span><text:span text:style-name="T32">. Аргумент — список фильтров фильтров по </text:span><text:span text:style-name="T47">VID и PID USB устройства, разделенных запятой</text:span><text:span text:style-name="T32">.</text:span></text:p>
        </text:list-item>
        <text:list-item>
          <text:p text:style-name="P59"><text:span text:style-name="T32">Запрос списка </text:span><text:span text:style-name="T49">адресов tcp устройств</text:span><text:span text:style-name="T32">. Команда — </text:span><text:span text:style-name="T1">get_</text:span><text:span text:style-name="T13">tcp_by_address</text:span><text:span text:style-name="T32">. Аргументы отсутствуют. Возвращает список </text:span><text:span text:style-name="T49">адресов tcp устройств (IP-адрес или DNS имя хоста)</text:span><text:span text:style-name="T32">, разделенных запятой. Пример:<text:line-break/>"</text:span><text:span text:style-name="T49">192.168.1.1,example.com</text:span><text:span text:style-name="T32">"</text:span></text:p>
        </text:list-item>
        <text:list-item>
          <text:p text:style-name="P59"><text:span text:style-name="T32">Установка списка </text:span><text:span text:style-name="T49">адресов tcp устройств</text:span><text:span text:style-name="T32">. Команда — </text:span><text:span text:style-name="T1">set_t</text:span><text:span text:style-name="T13">cp_by_address</text:span><text:span text:style-name="T32">. Аргумент — список </text:span><text:span text:style-name="T49">адресов tcp устройств (IP-адрес или DNS имя хоста)</text:span><text:span text:style-name="T32">, разделенных запятой.</text:span></text:p>
        </text:list-item>
        <text:list-item>
          <text:p text:style-name="P60"><text:span text:style-name="T32">Включение/выключение автоматического поиска устройств в локальной сети. Команда <text:s text:c="3"/></text:span><text:span text:style-name="T48">— </text:span><text:span text:style-name="T1">set_detect_tcp_devices</text:span><text:span text:style-name="T32">. Аргумент — true|false или 1|0. </text:span><text:span text:style-name="T50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9"/>
      <text:h text:style-name="Heading_20_2" text:outline-level="2"><text:bookmark-start text:name="__RefHeading___Toc641_1510394967"/><text:span text:style-name="T63">У</text:span>правление <text:span text:style-name="T72">хранилищами для данных сенсоров</text:span><text:bookmark-end text:name="__RefHeading___Toc641_1510394967"/></text:h>
      <text:list xml:id="list4278487934" text:style-name="L5">
        <text:list-item>
          <text:p text:style-name="P20">Перечисление <text:span text:style-name="T64">хранилищ</text:span>. Заголовок — <text:span text:style-name="T7">list_storages</text:span><text:span text:style-name="T64">. Аргументы отсутствуют. Список хранилищ передается на клиент сообщениями </text:span><text:span text:style-name="T2">cmdata</text:span><text:span text:style-name="T65">, содержащими следующие аргументы:</text:span></text:p>
          <text:list>
            <text:list-item>
              <text:p text:style-name="P21">идентификатор устройства</text:p>
            </text:list-item>
            <text:list-item>
              <text:p text:style-name="P21">имя устройства</text:p>
            </text:list-item>
            <text:list-item>
              <text:p text:style-name="P21">имя датчика</text:p>
            </text:list-item>
            <text:list-item>
              <text:p text:style-name="P21">тип значений <text:span text:style-name="T75">датчика</text:span></text:p>
            </text:list-item>
            <text:list-item>
              <text:p text:style-name="P21">ограничения значений в виде "key1=value1;key2=value2"</text:p>
            </text:list-item>
            <text:list-item>
              <text:p text:style-name="P21">тип хранилища (continuous, auto_sessions, last_n_values,memory)</text:p>
            </text:list-item>
            <text:list-item>
              <text:p text:style-name="P21">правило преобразования временной метки (dont_touch, add_gt, drop_time)</text:p>
            </text:list-item>
            <text:list-item>
              <text:p text:style-name="P2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5">Добавление <text:span text:style-name="T66">датчика в базу. Заголовок — </text:span><text:span text:style-name="T8">add_</text:span><text:span text:style-name="T22">storage</text:span><text:span text:style-name="T66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6">Удаление сенсора из базы. Заголовок — <text:span text:style-name="T1">remove_s</text:span><text:span text:style-name="T22">torage</text:span>. <text:s/><text:span text:style-name="T66">Аргументы: идентификатор или имя устройства, название датчика.</text:span></text:p>
        </text:list-item>
        <text:list-item>
          <text:p text:style-name="P27">Привязка сенсора к внешнему IoT сервису. Заголовок — <text:span text:style-name="T1">bind_</text:span><text:span text:style-name="T28">storage</text:span>. Аргументы: <text:soft-page-break/>название сервиса из списка поддерживаемых, <text:span text:style-name="T67">имя или идентификатор устройства, название датчика</text:span>. Далее идут параметры для сервиса в формате ключ:значение.</text:p>
        </text:list-item>
        <text:list-item>
          <text:p text:style-name="P28">Перечисление сессий для сессионного хранилища. Заг<text:span text:style-name="T79">о</text:span>ловок — <text:span text:style-name="T1">session_list</text:span>. <text:span text:style-name="T80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29">Перечисление <text:span text:style-name="T96">атрибутов </text:span>сесси<text:span text:style-name="T96">и</text:span> для сессионного хранилища. Заг<text:span text:style-name="T79">о</text:span>ловок — <text:span text:style-name="T1">session_list_</text:span><text:span text:style-name="T23">attrs</text:span>. <text:span text:style-name="T80">Аргументы — идентификатор или имя устройства, название датчика и идентификатор сессии. </text:span>Список <text:span text:style-name="T96">атрибутов </text:span>сессий передается сообщениями <text:span text:style-name="T1">cmdata</text:span>, содержащими два параметра — <text:span text:style-name="T96">ключ</text:span> и <text:span text:style-name="T96">значение</text:span> <text:span text:style-name="T96">атрибута</text:span>.</text:p>
        </text:list-item>
        <text:list-item>
          <text:p text:style-name="P30"><text:span text:style-name="T97">Получения</text:span> <text:span text:style-name="T96">атрибута </text:span>сесси<text:span text:style-name="T96">и</text:span> для сессионного хранилища. Заг<text:span text:style-name="T79">о</text:span>ловок — <text:span text:style-name="T1">session_</text:span><text:span text:style-name="T24">get</text:span><text:span text:style-name="T1">_</text:span><text:span text:style-name="T23">attr</text:span>. <text:span text:style-name="T80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30"><text:span text:style-name="T97">Установка</text:span> <text:span text:style-name="T96">атрибута </text:span>сесси<text:span text:style-name="T96">и</text:span> для сессионного хранилища. Заг<text:span text:style-name="T79">о</text:span>ловок — <text:span text:style-name="T1">session_</text:span><text:span text:style-name="T24">set</text:span><text:span text:style-name="T1">_</text:span><text:span text:style-name="T23">attr</text:span>. <text:span text:style-name="T80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или пустое — атрибут удаляется.</text:span></text:p>
        </text:list-item>
        <text:list-item>
          <text:p text:style-name="P31">Запуск ручной сессии. <text:span text:style-name="T98">Заголовок — </text:span><text:span text:style-name="T25">session_</text:span><text:span text:style-name="T1">start</text:span><text:span text:style-name="T98">. Аргументы — идентификатор или имя устройства, название датчика </text:span>и название сессии<text:span text:style-name="T98">. </text:span>В ответ возвращается идентификатор созданной сессии. Сессия открывается на запись и начинается сбор данных.</text:p>
        </text:list-item>
        <text:list-item>
          <text:p text:style-name="P31">Остановка ручной сессии. <text:span text:style-name="T98">Заголовок — </text:span><text:span text:style-name="T25">session_</text:span><text:span text:style-name="T30">stop</text:span><text:span text:style-name="T98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32"><text:span text:style-name="T101">Продолжение</text:span> ручной сессии. <text:span text:style-name="T98">Заголовок — </text:span><text:span text:style-name="T25">session_</text:span><text:span text:style-name="T31">continue</text:span><text:span text:style-name="T98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33">Запрос идентификатора открытой для записи сессии. <text:span text:style-name="T98">Заголовок — </text:span><text:span text:style-name="T25">session_</text:span><text:span text:style-name="T26">get_</text:span><text:span text:style-name="T27">write_</text:span><text:span text:style-name="T26">id</text:span><text:span text:style-name="T98">. </text:span>Аргументы — <text:span text:style-name="T98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471854484" text:style-name="L6">
        <text:list-item>
          <text:p text:style-name="P34">Перечисление списка javascript-программ. Заголовок — <text:span text:style-name="T29">js_</text:span><text:span text:style-name="T1">list</text:span>. Возвращает список <text:span text:style-name="T71">javascript-файлов на стороне </text:span><text:s/><text:span text:style-name="T71">сервера.</text:span></text:p>
        </text:list-item>
        <text:list-item>
          <text:p text:style-name="P35"><text:span text:style-name="T70">Остановка, запуск и перезапуск javascript-программы для обработки данных</text:span>. Заголов<text:span text:style-name="T70">ки</text:span> — <text:span text:style-name="T29">js_</text:span><text:span text:style-name="T17">start</text:span><text:span text:style-name="T70">, </text:span><text:span text:style-name="T17">js_stop</text:span><text:span text:style-name="T70"> и </text:span><text:span text:style-name="T17">js_</text:span><text:span text:style-name="T1">restart</text:span>. Аргумент — имя файла скрипта (с расширением .js).</text:p>
        </text:list-item>
        <text:list-item>
          <text:p text:style-name="P36">Запрос количества данных в локальном хранилище. Заголовок — <text:span text:style-name="T1">get_samples_count</text:span>. Аргументы — идентификатор <text:span text:style-name="T77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3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1">личество отсчетов</text:span>. <text:span text:style-name="T91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3">Данные передаются в том же формате, как и в сообщениях от устройства (</text:span><text:span text:style-name="T18">meas</text:span><text:span text:style-name="T73">).</text:span></text:p>
        </text:list-item>
        <text:list-item>
          <text:p text:style-name="P38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9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40">Подписка/<text:span text:style-name="T74">отписка</text:span> на данные от датчика из хранилища. <text:span text:style-name="T74">Заголовки — </text:span><text:span text:style-name="T19">subscribe</text:span><text:span text:style-name="T74">/</text:span><text:span text:style-name="T19">unsubscribe</text:span><text:span text:style-name="T74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9">meas</text:span><text:span text:style-name="T74">, содержащее </text:span><text:soft-page-break/><text:span text:style-name="T74">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397442672" text:style-name="L7">
        <text:list-item>
          <text:p text:style-name="P41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41">Отключение устройства. Заголовок — <text:span text:style-name="T1">device_</text:span><text:span text:style-name="T21">lost</text:span>. Аргумент — идентификатор устройства.</text:p>
        </text:list-item>
        <text:list-item>
          <text:p text:style-name="P42">Добавление хранилища для датчика — <text:span text:style-name="T1">storage_created</text:span>. Агрументы:</text:p>
          <text:list>
            <text:list-item>
              <text:p text:style-name="P22">идентификатор устройства</text:p>
            </text:list-item>
            <text:list-item>
              <text:p text:style-name="P22">имя устройства</text:p>
            </text:list-item>
            <text:list-item>
              <text:p text:style-name="P22">имя датчика</text:p>
            </text:list-item>
            <text:list-item>
              <text:p text:style-name="P22">тип значений <text:span text:style-name="T75">датчика</text:span></text:p>
            </text:list-item>
            <text:list-item>
              <text:p text:style-name="P22">ограничения значений в виде "key1=value1;key2=value2"</text:p>
            </text:list-item>
            <text:list-item>
              <text:p text:style-name="P22">тип хранилища (continuous, auto_sessions, last_n_values,memory)</text:p>
            </text:list-item>
            <text:list-item>
              <text:p text:style-name="P22">правило преобразования временной метки (dont_touch, add_gt, drop_time)</text:p>
            </text:list-item>
            <text:list-item>
              <text:p text:style-name="P24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2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Название сервиса</text:p>
          </table:table-cell>
          <table:table-cell table:style-name="Таблица1.A1" office:value-type="string">
            <text:p text:style-name="P13">Описание</text:p>
          </table:table-cell>
          <table:table-cell table:style-name="Таблица1.C1" office:value-type="string">
            <text:p text:style-name="P13">Параметры</text:p>
          </table:table-cell>
        </table:table-row>
        <table:table-row>
          <table:table-cell table:style-name="Таблица1.A2" office:value-type="string">
            <text:p text:style-name="P13">iotkit-agent</text:p>
          </table:table-cell>
          <table:table-cell table:style-name="Таблица1.A2" office:value-type="string">
            <text:p text:style-name="P14">Сервис для интернета вещей от Intel (<text:a xlink:type="simple" xlink:href="https://github.com/enableiot/iotkit-agent" text:style-name="Internet_20_link" text:visited-style-name="Visited_20_Internet_20_Link"><text:span text:style-name="T68">https://github.com/enableiot/iotkit-agent</text:span></text:a>)</text:p>
          </table:table-cell>
          <table:table-cell table:style-name="Таблица1.C2" office:value-type="string">
            <text:p text:style-name="P15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1"/>
      <text:h text:style-name="P78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2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82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span text:style-name="T83">Свойства</text:span>:</text:h>
      <text:list xml:id="list4211588007" text:style-name="L8">
        <text:list-item>
          <text:p text:style-name="P65">sensorsDatabase — <text:span text:style-name="T84">объект, предоставляющий доступ к</text:span> баз<text:span text:style-name="T84">е</text:span> <text:span text:style-name="T85">хранилищ </text:span>датчиков</text:p>
        </text:list-item>
        <text:list-item>
          <text:p text:style-name="P65">devices — <text:span text:style-name="T84">объект, предоставляющий доступ к списку подключенных</text:span> устройств</text:p>
        </text:list-item>
      </text:list>
      <text:h text:style-name="Heading_20_3" text:outline-level="3">Методы:</text:h>
      <text:list xml:id="list2357893066" text:style-name="L9">
        <text:list-item>
          <text:p text:style-name="P66">makeDataExportObject — функция, возвращающая объект SensorDataTranslator, используемый для экспорта результатов обработки во внешние сервисы. <text:line-break/>Параметры:</text:p>
          <text:list>
            <text:list-item>
              <text:p text:style-name="P66"><text:soft-page-break/>String <text:span text:style-name="T86">type</text:span> — тип сервиса</text:p>
            </text:list-item>
            <text:list-item>
              <text:p text:style-name="P66">Object <text:span text:style-name="T86">cfg</text:span> — конфигурация для <text:span text:style-name="T86">выбранного сервиса</text:span></text:p>
            </text:list-item>
          </text:list>
          <text:p text:style-name="P67">Тип сервиса и конфигурация <text:span text:style-name="T85">задаются</text:span> так же, как при использовании консольного клиента wliotproxy. Для <text:span text:style-name="T87">получения списка доступных сервисов и их конфигурации, необходимо использовать справку "wliotproxy --help bind_sensor".</text:span></text:p>
        </text:list-item>
      </text:list>
      <text:h text:style-name="P82" text:outline-level="2"><text:bookmark-start text:name="__RefHeading___Toc1065_3042225372"/>Объект script.s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Методы</text:h>
      <text:list xml:id="list2078123743" text:style-name="L10">
        <text:list-item>
          <text:p text:style-name="P68">isOpened — возвращает true/false, в зависимости от того, открыта ли база <text:span text:style-name="T88">или нет</text:span></text:p>
        </text:list-item>
        <text:list-item>
          <text:p text:style-name="P69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69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69">StorageId id — идентификатор хранилища</text:p>
            </text:list-item>
          </text:list>
        </text:list-item>
        <text:list-item>
          <text:p text:style-name="P71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9">или </text:span>null в случае ошибки<text:line-break/>Параметры:</text:p>
          <text:list>
            <text:list-item>
              <text:p text:style-name="P71">Объект, описывающий создаваемое хранилище. Должен содержать следующие <text:span text:style-name="T89">свойства</text:span>:</text:p>
              <text:list>
                <text:list-item>
                  <text:p text:style-name="P71">String deviceId — идентификатор устройства (строка в формате UUID)</text:p>
                </text:list-item>
                <text:list-item>
                  <text:p text:style-name="P71">String <text:span text:style-name="T100">device</text:span>Name — <text:span text:style-name="T89">название устройства</text:span></text:p>
                </text:list-item>
                <text:list-item>
                  <text:p text:style-name="P72">String sensorName — <text:span text:style-name="T89">название датчика</text:span></text:p>
                </text:list-item>
                <text:list-item>
                  <text:p text:style-name="P71">String storeMode — <text:span text:style-name="T90">режим хранения данных ("continuous", "manual_sessions", "memory" или "last_n_values")</text:span></text:p>
                </text:list-item>
                <text:list-item>
                  <text:p text:style-name="P73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74">Number N — количество отсчетов для режима <text:span text:style-name="T90">"last_n_values"</text:span></text:p>
                </text:list-item>
              </text:list>
            </text:list-item>
          </text:list>
        </text:list-item>
      </text:list>
      <text:h text:style-name="Heading_20_3" text:outline-level="3">Сигналы</text:h>
      <text:list xml:id="list3583156183" text:style-name="L11">
        <text:list-item>
          <text:p text:style-name="P75">opened — выдается при открытии базы хранилищ</text:p>
        </text:list-item>
        <text:list-item>
          <text:p text:style-name="P75">closed — выдается при закрытии базы хранилищ</text:p>
        </text:list-item>
        <text:list-item>
          <text:p text:style-name="P75">storageCreated — выдается при создании нового хранилища<text:line-break/>Параметры</text:p>
          <text:list>
            <text:list-item>
              <text:p text:style-name="P70">StorageId id — идентификатор хранилища</text:p>
            </text:list-item>
          </text:list>
        </text:list-item>
        <text:list-item>
          <text:p text:style-name="P75"><text:soft-page-break/>storageRemoved — выдается при удалении хранилища<text:line-break/>Параметры</text:p>
          <text:list>
            <text:list-item>
              <text:p text:style-name="P70">StorageId id — идентификатор хранилища</text:p>
            </text:list-item>
          </text:list>
        </text:list-item>
      </text:list>
      <text:h text:style-name="Heading_20_2" text:outline-level="2">Объект script.devices</text:h>
      <text:p text:style-name="P76">Объект, предоставляющий доступ к управлению устройствами. </text:p>
      <text:h text:style-name="Heading_20_3" text:outline-level="3">Методы</text:h>
      <text:list xml:id="list3047631744" text:style-name="L12">
        <text:list-item>
          <text:p text:style-name="P77"><text:span text:style-name="T102">devices</text:span></text:p>
        </text:list-item>
      </text:list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6-18T12:39:42.496208645</dc:date>
    <meta:editing-cycles>239</meta:editing-cycles>
    <meta:editing-duration>P5DT17H59M4S</meta:editing-duration>
    <meta:generator>LibreOffice/5.3.7.2.0$Linux_x86 LibreOffice_project/30$Build-2</meta:generator>
    <meta:document-statistic meta:table-count="1" meta:image-count="0" meta:object-count="0" meta:page-count="9" meta:paragraph-count="152" meta:word-count="2007" meta:character-count="16607" meta:non-whitespace-character-count="14721"/>
  </office:meta>
</office:document-meta>
</file>